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ResourceConfigurerIntegrationTests.propertyPlaceholderConfigurerWithMultiLevelCircula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ResourceConfigurerIntegrationTests.propertyPlaceholderConfigurerWithValu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pertyResourceConfigurerIntegrationTests.propertyPlaceholderConfigurerWithSystemPropertyIn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ResourceConfigurerIntegrationTests.propertyPlaceholderConfigurerWithNestedUnresolvabl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ResourceConfigurerIntegrationTests.getUser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ResourceConfigurerIntegrationTests.propertyPlaceholderConfigurerWithUnresolvableSystemPropertiesIn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ResourceConfigurerIntegrationTests.propertyPlaceholderConfigurerWithNestedCircula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ResourceConfigurerIntegrationTests.propertyPlaceholderConfigurerWithSystemPropertiesIn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